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éthan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 (mg)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5" calcext:value-type="float">
            <text:p>275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tension de surface mN/m</text:p>
          </table:table-cell>
          <table:table-cell table:formula="of:=([.B2]*0.001*9.81)/[.$B5]" office:value-type="float" office:value="20.9776009145462" calcext:value-type="float">
            <text:p>20,9776009145462</text:p>
          </table:table-cell>
          <table:table-cell table:formula="of:=([.C2]*0.001*9.81)/[.$B5]" office:value-type="float" office:value="21.2178024517357" calcext:value-type="float">
            <text:p>21,2178024517357</text:p>
          </table:table-cell>
          <table:table-cell table:formula="of:=([.D2]*0.001*9.81)/[.$B5]" office:value-type="float" office:value="21.4580039889251" calcext:value-type="float">
            <text:p>21,4580039889251</text:p>
          </table:table-cell>
          <table:table-cell table:formula="of:=([.E2]*0.001*9.81)/[.$B5]" office:value-type="float" office:value="22.0184742423672" calcext:value-type="float">
            <text:p>22,0184742423672</text:p>
          </table:table-cell>
          <table:table-cell table:formula="of:=([.F2]*0.001*9.81)/[.$B5]" office:value-type="float" office:value="20.8174665564199" calcext:value-type="float">
            <text:p>20,8174665564199</text:p>
          </table:table-cell>
        </table:table-row>
        <table:table-row table:style-name="ro1">
          <table:table-cell table:style-name="ce1" office:value-type="string" calcext:value-type="string">
            <text:p>D = 19,5E-3 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imetre</text:p>
          </table:table-cell>
          <table:table-cell table:formula="of:=2*PI()*19.5/1000" office:value-type="float" office:value="0.122522113490002" calcext:value-type="float">
            <text:p>0,122522113490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,8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mma moyen</text:p>
          </table:table-cell>
          <table:table-cell table:number-columns-repeated="5"/>
        </table:table-row>
        <table:table-row table:style-name="ro1">
          <table:table-cell table:formula="of:=AVERAGE([.B3:.F3])" office:value-type="float" office:value="21.2978696307988" calcext:value-type="float">
            <text:p>21,2978696307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ma std</text:p>
          </table:table-cell>
          <table:table-cell table:number-columns-repeated="5"/>
        </table:table-row>
        <table:table-row table:style-name="ro1">
          <table:table-cell table:formula="of:=STDEV([.B3:.F3])" office:value-type="float" office:value="0.470288192630884" calcext:value-type="float">
            <text:p>0,470288192630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à T = 14 degré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2-05T13:23:25.386000000</meta:creation-date>
    <dc:date>2022-12-05T14:52:46.745000000</dc:date>
    <meta:editing-duration>PT17M34S</meta:editing-duration>
    <meta:editing-cycles>3</meta:editing-cycles>
    <meta:generator>LibreOffice/6.3.4.2$Windows_x86 LibreOffice_project/60da17e045e08f1793c57c00ba83cdfce946d0aa</meta:generator>
    <meta:document-statistic meta:table-count="1" meta:cell-count="23" meta:object-count="0"/>
  </office:meta>
</office:document-meta>
</file>